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RM1095" svg:font-family="SFRM1095"/>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fo:background-color="#ff0000" style:font-style-asian="normal" style:font-weight-asian="normal" style:font-style-complex="normal" style:font-weight-complex="normal"/>
    </style:style>
    <style:style style:name="T3"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bold" style:font-name-asian="SFRM1095" style:font-weight-asian="bold" style:font-name-complex="SFRM1095" style:font-weight-complex="bold"/>
    </style:style>
    <style:style style:name="T6" style:family="text">
      <style:text-properties fo:color="#000000" fo:font-style="normal" style:text-underline-style="none" fo:font-weight="bold" style:font-style-asian="normal" style:font-weight-asian="bold" style:font-style-complex="normal" style:font-weight-complex="bold"/>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color="#000000" fo:font-style="normal" style:text-underline-style="none" fo:font-weight="normal" fo:background-color="#ff0000" style:font-style-asian="normal" style:font-weight-asian="normal" style:font-style-complex="normal" style:font-weight-complex="normal"/>
    </style:style>
    <style:style style:name="T9" style:family="text">
      <style:text-properties fo:color="#000000" fo:background-color="#66ff66"/>
    </style:style>
    <style:style style:name="T10" style:family="text">
      <style:text-properties style:font-name-asian="SFRM1095" style:font-name-complex="SFRM1095"/>
    </style:style>
    <style:style style:name="T11" style:family="text">
      <style:text-properties fo:background-color="#66ff66"/>
    </style:style>
    <style:style style:name="T12" style:family="text">
      <style:text-properties fo:background-color="#66ff66" style:font-name-asian="SFRM1095" style:font-name-complex="SFRM1095"/>
    </style:style>
    <style:style style:name="T13" style:family="text">
      <style:text-properties fo:background-color="#ff0000"/>
    </style:style>
    <style:style style:name="T14" style:family="text">
      <style:text-properties fo:background-color="#ff0000" style:font-name-asian="SFRM1095" style:font-name-complex="SFRM10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tane</text:p>
      <text:p text:style-name="P5"/>
      <text:p text:style-name="P7">- Convertir le projet eclipse en projet maven (<text:span text:style-name="T9">OK</text:span>)</text:p>
      <text:p text:style-name="P7">- fichier run.sh et run2.sh pour lancer le projet (Temporaire)</text:p>
      <text:p text:style-name="P5"/>
      <text:p text:style-name="P6">CLI :</text:p>
      <text:p text:style-name="P1"><text:span text:style-name="T1">- </text:span><text:span text:style-name="T5">construire des routes, villes, cités</text:span><text:span text:style-name="T10"> (</text:span><text:span text:style-name="T12">OK</text:span><text:span text:style-name="T10">)</text:span></text:p>
      <text:p text:style-name="P2">- <text:span text:style-name="T4">consulter ses ressources</text:span> (<text:span text:style-name="T11">OK</text:span>)</text:p>
      <text:p text:style-name="P2">- <text:span text:style-name="T4">acheter, stocker</text:span> (<text:span text:style-name="T11">OK</text:span>), <text:span text:style-name="T4">utiliser les cartes de dev</text:span> (<text:span text:style-name="T13">A faire</text:span>)</text:p>
      <text:p text:style-name="P2">- <text:span text:style-name="T4">Score</text:span> (<text:span text:style-name="T11">OK</text:span>)</text:p>
      <text:p text:style-name="P2">- <text:span text:style-name="T4">Lancer le dé</text:span> (<text:span text:style-name="T13">A faire</text:span>)</text:p>
      <text:p text:style-name="P2">- <text:span text:style-name="T4">Voleur</text:span> (fonctionne ? Il faut l'appeller lorsque que le joueur fait un 7 aux dés)</text:p>
      <text:p text:style-name="P2">- <text:span text:style-name="T4">Echanger</text:span> des ressources par les ports (<text:span text:style-name="T13">A faire</text:span>)</text:p>
      <text:p text:style-name="P2">- <text:span text:style-name="T4">Forcer le joueur à poser une colonie et une route</text:span> (<text:span text:style-name="T13">A faire</text:span>. Je suis plus sûr mais je crois que c'est ça) au début du jeu</text:p>
      <text:p text:style-name="P2"/>
      <text:p text:style-name="P6">GUI :</text:p>
      <text:p text:style-name="P2">- <text:span text:style-name="T4">Forcer le joueur à poser une colonie et une route</text:span> (je suis plus sûr mais je crois que c'est ça) au début du jeu. (<text:span text:style-name="T13">A faire</text:span>)</text:p>
      <text:p text:style-name="P2">- <text:span text:style-name="T4">Mettre un système de tour </text:span>(<text:span text:style-name="T13">A faire</text:span>)</text:p>
      <text:p text:style-name="P2"><text:span text:style-name="T10">- </text:span><text:span text:style-name="T5">construire des routes, villes, cités</text:span><text:span text:style-name="T10"> (Il faut verifier que l'utilisateur a bien le droit d'en poser un(e). Sinon, ça fonctionne) : Je propose aussi, qu'on rajoute un Panel avec trois boutons radio (ville, colonie, route). Ensuite on met en grisé les boutons qu'il n'a pas le droit d'utiliser. Ensuite on selectionne le bouton radio colonie par exemple, et on est alors autorisé à poser une colonie sur le terrain. Les boutons sont grisés si le joueur actuel n'a pas l'argent pour en construire <text:s/>un(e) ou si il n'a pas le droit actuellement de le faire. (</text:span><text:span text:style-name="T14">A faire</text:span><text:span text:style-name="T10">)</text:span></text:p>
      <text:p text:style-name="P2">- <text:span text:style-name="T4">consulter ses ressources</text:span> (il manque les cartes developpement)</text:p>
      <text:p text:style-name="P2">- <text:span text:style-name="T4">stocker</text:span> (<text:span text:style-name="T11">OK, model</text:span>), <text:span text:style-name="T4">acheter, utiliser les cartes de dev</text:span> (Aucun des deux, il faut ajouter une pioche, et lorsqu'on affiche les cartes, si on clique dessus alors on met un popup 'voulez vous utiliser le chevalier ?')</text:p>
      <text:p text:style-name="P2">- <text:span text:style-name="T4">Ajouter un Dé.</text:span> On peut <text:span text:style-name="T4">le lancer quand on clique dessus</text:span>. (Ou alors il se lance automatiquement?) (<text:span text:style-name="T13">A faire</text:span>)</text:p>
      <text:p text:style-name="P2">- <text:span text:style-name="T4">Afficher une fenetre d'echange</text:span> lorsqu'on clique sur port ? (On selectionne alors les 3 cartes qu'on veut echanger contre la ressource précisé) (<text:span text:style-name="T13">A faire</text:span>)</text:p>
      <text:p text:style-name="P2">- <text:span text:style-name="T4">Score</text:span> (<text:span text:style-name="T11">Affiché</text:span>. Mais il faut rajouter une option lorsqu'on change de tour pour rafraichir le score)(<text:span text:style-name="T13">A faire</text:span>)</text:p>
      <text:p text:style-name="P2"/>
      <text:p text:style-name="P2">- Faire une <text:span text:style-name="T4">page d'accueil</text:span> avec le titre du jeu, une jolie image de fond ? Et puis un bouton start (<text:span text:style-name="T13">A faire</text:span>)</text:p>
      <text:p text:style-name="P2">- Ensuite on fait une <text:span text:style-name="T4">deuxieme page avec un menu deroulant</text:span> pour choisir la taille du terrain, et un autre pour choisir le nombre de joueurs (<text:span text:style-name="T13">A faire</text:span>)</text:p>
      <text:p text:style-name="P2">- On affiche <text:span text:style-name="T4">des edits texte pour que les joueurs</text:span> rentrent leur nom, et un menu deroulant pour que chacun mette sa couleur. Un bouton start ensuite et le jeu se lance. (<text:span text:style-name="T13">A faire</text:span>)</text:p>
      <text:p text:style-name="P2"/>
      <text:p text:style-name="P1"><text:span text:style-name="T1">- Améliorer l'</text:span><text:span text:style-name="T3">esthétique</text:span><text:span text:style-name="T6"> des pages</text:span><text:span text:style-name="T7"> (la page de jeu en priorité bien sûr). (</text:span><text:span text:style-name="T8">A faire</text:span><text:span text:style-name="T7">)</text:span></text:p>
      <text:p text:style-name="P2"/>
      <text:p text:style-name="P6">REGLES A IMPLEMENTER :<text:span text:style-name="T1"> (</text:span><text:span text:style-name="T2">A Faire</text:span><text:span text:style-name="T1">)</text:span></text:p>
      <text:p text:style-name="P2">- Faire une fonction qui verifie qui si quelqu'un a la plus grande armée (3 chevaliers je crois)</text:p>
      <text:p text:style-name="P2">- Faire une fonction pour calculer la taille de la plus grande route d'un joueur.</text:p>
      <text:p text:style-name="P2">- Enfin, faire une fonction qui appelle ces deux fonctions pour tous les joueurs, et qui donne alors la carte de la plus grande armee et celle de la plus grande route au nouveau joueur.</text:p>
      <text:p text:style-name="P2">- On affichera un message dans la CLI et la GUI pour dire si un joueur a une de ces deux cartes.</text:p>
      <text:p text:style-name="P6"><text:soft-page-break/>README : (Commener à l'écrire)</text:p>
      <text:p text:style-name="P2">- run.sh et run2.sh</text:p>
      <text:p text:style-name="P2">- mvn package puis mvn execute:java</text:p>
      <text:p text:style-name="P6"/>
      <text:p text:style-name="P6">PDF (5 pages) : (Commencer à l'écrire)</text:p>
      <text:list xml:id="list3200725267000253915" text:style-name="L1">
        <text:list-item>
          <text:p text:style-name="P3">cahier des charges</text:p>
        </text:list-item>
        <text:list-item>
          <text:p text:style-name="P3">problemes connus</text:p>
        </text:list-item>
        <text:list-item>
          <text:p text:style-name="P3">pistes d'extensions qu'on aurait A faire implementees</text:p>
        </text:list-item>
        <text:list-item>
          <text:p text:style-name="P3">representation graphique du modèle des classes (manuscrite puis scann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RM1095" svg:font-family="SFRM1095"/>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2T12:13:36.19</meta:creation-date>
    <dc:date>2021-12-22T14:26:52.65</dc:date>
    <meta:editing-duration>PT1H54M13S</meta:editing-duration>
    <meta:editing-cycles>12</meta:editing-cycles>
    <meta:generator>OpenOffice/4.1.5$Win32 OpenOffice.org_project/415m1$Build-9789</meta:generator>
    <meta:document-statistic meta:table-count="0" meta:image-count="0" meta:object-count="0" meta:page-count="2" meta:paragraph-count="38" meta:word-count="594" meta:character-count="3222"/>
  </office:meta>
</office:document-meta>
</file>